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.014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72pt" fo:font-weight="bold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.014cm" svg:x="0cm" svg:y="-0.014cm" presentation:class="title" presentation:user-transformed="true">
          <draw:text-box>
            <text:p text:style-name="P1"><text:span text:style-name="T1">1. Kiedy masz</text:span><text:span text:style-name="T1"><text:line-break/></text:span><text:span text:style-name="T1">chwile smutne </text:span><text:span text:style-name="T1">w swym życiu,</text:span><text:span text:style-name="T1"><text:line-break/></text:span><text:span text:style-name="T1">powierz się Matce</text:span><text:span text:style-name="T1"><text:line-break/></text:span><text:span text:style-name="T1">Kiedy rozpacz</text:span><text:span text:style-name="T1"><text:line-break/></text:span><text:span text:style-name="T1">rozdziera twe serce,</text:span><text:span text:style-name="T1"><text:line-break/></text:span><text:span text:style-name="T1">ofiaruj się Jej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.014cm" svg:x="-0.001cm" svg:y="0cm" presentation:class="title" presentation:user-transformed="true">
          <draw:text-box>
            <text:p text:style-name="P1"><text:span text:style-name="T1">Ref: Matce,</text:span><text:span text:style-name="T1"><text:line-break/></text:span><text:span text:style-name="T1">która pod krzyżem stała,</text:span><text:span text:style-name="T1"><text:line-break/></text:span><text:span text:style-name="T1">Matce,</text:span><text:span text:style-name="T1"><text:line-break/></text:span><text:span text:style-name="T1">która się z Synem </text:span><text:span text:style-name="T1">żegnała,</text:span><text:span text:style-name="T1"><text:line-break/></text:span><text:span text:style-name="T2">która uczyć cię będzie pokory,</text:span><text:span text:style-name="T2"><text:line-break/></text:span><text:span text:style-name="T2">cierpienie znieść Ci pomoż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.014cm" svg:x="0cm" svg:y="-0.015cm" presentation:class="title" presentation:user-transformed="true">
          <draw:text-box>
            <text:p text:style-name="P1"><text:span text:style-name="T1">Ona Matka,</text:span><text:span text:style-name="T1"><text:line-break/></text:span><text:span text:style-name="T1">która pod krzyżem stała,</text:span><text:span text:style-name="T1"><text:line-break/></text:span><text:span text:style-name="T1">Matka,</text:span><text:span text:style-name="T1"><text:line-break/></text:span><text:span text:style-name="T1">która się z Synem </text:span><text:span text:style-name="T1">żegnała,</text:span><text:span text:style-name="T1"><text:line-break/></text:span><text:span text:style-name="T2">która uczyć cię będzie pokory,</text:span><text:span text:style-name="T2"><text:line-break/></text:span><text:span text:style-name="T2">cierpienie znieść Ci pomoż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draw:frame presentation:style-name="pr1" draw:text-style-name="P2" draw:layer="layout" svg:width="28cm" svg:height="21.014cm" svg:x="0cm" svg:y="-0.014cm" presentation:class="title" presentation:user-transformed="true">
          <draw:text-box>
            <text:p text:style-name="P1"><text:span text:style-name="T1">2. Kiedy ruszasz</text:span><text:span text:style-name="T1"><text:line-break/></text:span><text:span text:style-name="T1">w daleką wędrówkę,</text:span><text:span text:style-name="T1"><text:line-break/></text:span><text:span text:style-name="T1">powiesz się Matce</text:span><text:span text:style-name="T1"><text:line-break/></text:span><text:span text:style-name="T1">Gdy na szlaku</text:span><text:span text:style-name="T1"><text:line-break/></text:span><text:span text:style-name="T1">zaskoczy cię burza,</text:span><text:span text:style-name="T1"><text:line-break/></text:span><text:span text:style-name="T1">ofiaruj się Jej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.014cm" svg:x="0cm" svg:y="-0.015cm" presentation:class="title" presentation:user-transformed="true">
          <draw:text-box>
            <text:p text:style-name="P1"><text:span text:style-name="T1">Ref: Matce,</text:span><text:span text:style-name="T1"><text:line-break/></text:span><text:span text:style-name="T1">która pod krzyżem stała,</text:span><text:span text:style-name="T1"><text:line-break/></text:span><text:span text:style-name="T1">Matce,</text:span><text:span text:style-name="T1"><text:line-break/></text:span><text:span text:style-name="T1">która się z Synem </text:span><text:span text:style-name="T1">żegnała,</text:span><text:span text:style-name="T1"><text:line-break/></text:span><text:span text:style-name="T2">która uczyć cię będzie pokory,</text:span><text:span text:style-name="T2"><text:line-break/></text:span><text:span text:style-name="T2">cierpienie znieść Ci pomoż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.014cm" svg:x="-0.001cm" svg:y="0cm" presentation:class="title" presentation:user-transformed="true">
          <draw:text-box>
            <text:p text:style-name="P1"><text:span text:style-name="T1">Ona Matka,</text:span><text:span text:style-name="T1"><text:line-break/></text:span><text:span text:style-name="T1">która pod krzyżem stała,</text:span><text:span text:style-name="T1"><text:line-break/></text:span><text:span text:style-name="T1">Matka,</text:span><text:span text:style-name="T1"><text:line-break/></text:span><text:span text:style-name="T1">która się z Synem </text:span><text:span text:style-name="T1">żegnała,</text:span><text:span text:style-name="T1"><text:line-break/></text:span><text:span text:style-name="T2">która uczyć cię będzie pokory,</text:span><text:span text:style-name="T2"><text:line-break/></text:span><text:span text:style-name="T2">cierpienie znieść Ci pomoż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7-05-21T18:40:27</meta:creation-date>
    <dc:creator>Rafał Talacha</dc:creator>
    <dc:date>2009-01-27T08:25:26</dc:date>
    <dc:language>pl-PL</dc:language>
    <meta:editing-cycles>7</meta:editing-cycles>
    <meta:editing-duration>PT15M56S</meta:editing-duration>
    <meta:user-defined meta:name="Info 1"/>
    <meta:user-defined meta:name="Info 2"/>
    <meta:user-defined meta:name="Info 3"/>
    <meta:user-defined meta:name="Info 4"/>
    <meta:document-statistic meta:object-count="39"/>
  </office:meta>
</office:document-meta>
</file>